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854" officeooo:paragraph-rsid="0009c854"/>
    </style:style>
    <style:style style:name="P2" style:family="paragraph" style:parent-style-name="Standard">
      <style:text-properties officeooo:rsid="000af679" officeooo:paragraph-rsid="000af679"/>
    </style:style>
    <style:style style:name="T1" style:family="text">
      <style:text-properties officeooo:rsid="000af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 fun time wheee<text:span text:style-name="T1">\\</text:span></text:p>
      <text:p text:style-name="P1"/>
      <text:p text:style-name="P2">Super awesome awesome funtime :) </text:p>
      <text:p text:style-name="P2"/>
      <text:p text:style-name="P2">Ne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4-12-26T14:53:41.117245626</meta:creation-date>
    <dc:date>2014-12-26T15:01:27.791429423</dc:date>
    <dc:creator>Noah 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10" meta:character-count="59" meta:non-whitespace-character-count="51"/>
  </office:meta>
</office:document-meta>
</file>